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reak-before="page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Courier New2" fo:font-weight="bold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Courier New2" fo:font-weight="bold"/>
    </style:style>
    <style:style style:name="T7" style:family="text">
      <style:text-properties fo:color="#808080" fo:font-style="italic"/>
    </style:style>
    <style:style style:name="T8" style:family="text">
      <style:text-properties fo:color="#808080" style:font-name="Courier New2" fo:font-style="italic"/>
    </style:style>
    <style:style style:name="T9" style:family="text">
      <style:text-properties style:font-name="Courier New2"/>
    </style:style>
    <style:style style:name="T10" style:family="text">
      <style:text-properties fo:color="#660e7a" style:font-name="Courier New2" fo:font-weight="bold"/>
    </style:style>
    <style:style style:name="T11" style:family="text">
      <style:text-properties fo:color="#660e7a" fo:font-weight="bold"/>
    </style:style>
    <style:style style:name="T12" style:family="text">
      <style:text-properties fo:color="#000000" style:font-name="Courier New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8459356" text:style-name="Outline">
        <text:list-item>
          <text:h text:style-name="P8" text:outline-level="1">Expresiones regulare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6-<text:bookmark text:name="_GoBack"/>6-2018</text:p>
      <text:p text:style-name="Standard"/>
      <text:p text:style-name="P1">Programa:</text:p>
      <text:p text:style-name="P1"/>
      <text:p text:style-name="P1">Fuente:<text:tab/>Libro gordo de pete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x</text:p>
      <text:p text:style-name="P2">max82574971@gmail.com</text:p>
      <text:p text:style-name="P3"/>
      <text:list xml:id="list235327034194908" text:continue-numbering="true" text:style-name="Outline">
        <text:list-item>
          <text:list>
            <text:list-item>
              <text:h text:style-name="Heading_20_2" text:outline-level="2">Forma de la expresion regular</text:h>
            </text:list-item>
          </text:list>
        </text:list-item>
      </text:list>
      <text:p text:style-name="P2"><text:span text:style-name="T4">var </text:span><text:span text:style-name="T12">text = </text:span><text:span text:style-name="T6">'Welcome to Dart <text:s/>2 17888'</text:span><text:span text:style-name="T12">;</text:span></text:p>
      <text:p text:style-name="P6"><text:span text:style-name="T3">var </text:span>re = <text:span text:style-name="T3">new </text:span>RegExp(<text:span text:style-name="T5">r'\d+'</text:span>);</text:p>
      <text:p text:style-name="P6">print(re.hasMatch(text)); <text:span text:style-name="T7">// TRUE</text:span></text:p>
      <text:p text:style-name="P6">print(re.stringMatch(text)); <text:span text:style-name="T7">//2</text:span></text:p>
      <text:p text:style-name="P6">re.allMatches(text).forEach((m) {</text:p>
      <text:p text:style-name="P5"><text:s text:c="2"/><text:span text:style-name="T9">print(m.</text:span><text:span text:style-name="T10">input</text:span><text:span text:style-name="T9">.substring(m.</text:span><text:span text:style-name="T10">start</text:span><text:span text:style-name="T9">,m.</text:span><text:span text:style-name="T10">end</text:span><text:span text:style-name="T9">)); <text:s/></text:span><text:span text:style-name="T8">//2 <text:s/>17888</text:span></text:p>
      <text:p text:style-name="P4">});</text:p>
      <text:p text:style-name="P6">print(re.<text:span text:style-name="T11">pattern</text:span>); <text:span text:style-name="T7">// '\d+'</text:span></text:p>
      <text:p text:style-name="P6">print(re.<text:span text:style-name="T11">isMultiLine</text:span>); <text:span text:style-name="T7">// False</text:span></text:p>
      <text:p text:style-name="P4">print(re.<text:span text:style-name="T11">isCaseSensitive</text:span>); <text:span text:style-name="T7">// Tru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><text:s text:c="62"/><text:page-number text:select-page="current">2</text:page-number>/<text:page-count>2</text:page-count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8</meta:editing-cycles>
    <meta:creation-date>2018-03-07T12:45:00</meta:creation-date>
    <dc:date>2018-07-19T23:53:23.943000000</dc:date>
    <meta:editing-duration>PT3H35M16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21" meta:word-count="61" meta:character-count="587" meta:non-whitespace-character-count="4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